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svg:stroke-color="#808080" draw:marker-start-width="0.275cm" draw:marker-end-width="0.275cm" draw:fill="solid" draw:fill-color="#c0c0c0" draw:textarea-horizontal-align="justify" draw:textarea-vertical-align="middle" draw:auto-grow-height="false" fo:padding-top="0.15cm" fo:padding-bottom="0.15cm" fo:padding-left="0.275cm" fo:padding-right="0.275cm"/>
    </style:style>
    <style:style style:name="gr2" style:family="graphic" style:parent-style-name="standard">
      <style:graphic-properties svg:stroke-width="0.05cm" draw:marker-start-width="0.275cm" draw:marker-end-width="0.275cm" draw:fill="none" draw:textarea-horizontal-align="justify" draw:textarea-vertical-align="middle" draw:auto-grow-height="false" fo:padding-top="0.15cm" fo:padding-bottom="0.15cm" fo:padding-left="0.275cm" fo:padding-right="0.275cm"/>
    </style:style>
    <style:style style:name="gr3" style:family="graphic" style:parent-style-name="standard">
      <style:graphic-properties svg:stroke-width="0.05cm" draw:marker-start-width="0.275cm" draw:marker-end-width="0.275cm" draw:textarea-horizontal-align="center" draw:textarea-vertical-align="middle" fo:padding-top="0.15cm" fo:padding-bottom="0.15cm" fo:padding-left="0.275cm" fo:padding-right="0.275cm"/>
    </style:style>
    <style:style style:name="gr4" style:family="graphic" style:parent-style-name="standard">
      <style:graphic-properties svg:stroke-width="0.1cm" draw:marker-start-width="0.35cm" draw:marker-end-width="0.35cm" draw:fill="none" draw:textarea-horizontal-align="justify" draw:textarea-vertical-align="middle" draw:auto-grow-height="false" fo:padding-top="0.175cm" fo:padding-bottom="0.175cm" fo:padding-left="0.3cm" fo:padding-right="0.3cm"/>
    </style:style>
    <style:style style:name="gr5" style:family="graphic" style:parent-style-name="standard">
      <style:graphic-properties svg:stroke-width="0.05cm" draw:fill="none" draw:textarea-vertical-align="middle" draw:auto-grow-height="false" fo:min-height="0.749cm" fo:min-width="0.499cm" fo:padding-top="0.15cm" fo:padding-bottom="0.15cm" fo:padding-left="0.275cm" fo:padding-right="0.275cm"/>
    </style:style>
    <style:style style:name="gr6" style:family="graphic" style:parent-style-name="standard">
      <style:graphic-properties svg:stroke-width="0.05cm" draw:textarea-horizontal-align="center" draw:textarea-vertical-align="middle" fo:padding-top="0.15cm" fo:padding-bottom="0.15cm" fo:padding-left="0.275cm" fo:padding-right="0.275cm"/>
    </style:style>
    <style:style style:name="gr7" style:family="graphic" style:parent-style-name="standard">
      <style:graphic-properties draw:stroke="dash" draw:stroke-dash="Dashed_20__28_var_29_" svg:stroke-width="0.05cm" draw:marker-start-width="0.275cm" draw:marker-end-width="0.275cm" draw:fill="none" draw:textarea-horizontal-align="justify" draw:textarea-vertical-align="middle" draw:auto-grow-height="false" fo:padding-top="0.15cm" fo:padding-bottom="0.15cm" fo:padding-left="0.275cm" fo:padding-right="0.275cm"/>
    </style:style>
    <style:style style:name="gr8" style:family="graphic" style:parent-style-name="standard">
      <style:graphic-properties draw:stroke="solid" draw:stroke-dash="Fine_20_Dashed" svg:stroke-width="0.05cm" draw:marker-start-width="0.275cm" draw:marker-end-width="0.275cm" draw:fill="none" draw:textarea-horizontal-align="justify" draw:textarea-vertical-align="middle" draw:auto-grow-height="false" fo:padding-top="0.15cm" fo:padding-bottom="0.15cm" fo:padding-left="0.275cm" fo:padding-right="0.275cm"/>
    </style:style>
    <style:style style:name="gr9" style:family="graphic" style:parent-style-name="standard">
      <style:graphic-properties svg:stroke-width="0.05cm" draw:fill="none" draw:textarea-horizontal-align="justify" draw:textarea-vertical-align="middle" draw:auto-grow-height="false" fo:padding-top="0.15cm" fo:padding-bottom="0.15cm" fo:padding-left="0.275cm" fo:padding-right="0.275cm"/>
    </style:style>
    <style:style style:name="gr10" style:family="graphic" style:parent-style-name="standard">
      <style:graphic-properties svg:stroke-width="0.1cm" draw:marker-start-width="0.275cm" draw:marker-end-width="0.275cm" draw:fill="none" draw:textarea-horizontal-align="justify" draw:textarea-vertical-align="middle" draw:auto-grow-height="false" fo:padding-top="0.175cm" fo:padding-bottom="0.175cm" fo:padding-left="0.3cm" fo:padding-right="0.3cm"/>
    </style:style>
    <style:style style:name="gr11" style:family="graphic" style:parent-style-name="standard">
      <style:graphic-properties svg:stroke-width="0.05cm" draw:fill="solid" draw:fill-color="#ffffff" draw:textarea-horizontal-align="justify" draw:textarea-vertical-align="middle" draw:auto-grow-height="false" fo:padding-top="0.15cm" fo:padding-bottom="0.15cm" fo:padding-left="0.275cm" fo:padding-right="0.275cm"/>
    </style:style>
    <style:style style:name="gr12" style:family="graphic" style:parent-style-name="standard">
      <style:graphic-properties svg:stroke-width="0.05cm" draw:fill="none" draw:textarea-horizontal-align="center" draw:textarea-vertical-align="middle" fo:padding-top="0.15cm" fo:padding-bottom="0.15cm" fo:padding-left="0.275cm" fo:padding-right="0.275cm"/>
    </style:style>
    <style:style style:name="gr13" style:family="graphic" style:parent-style-name="standard">
      <style:graphic-properties svg:stroke-width="0.05cm" draw:marker-start-width="0.2cm" draw:marker-end-width="0.2cm" draw:fill="none" draw:textarea-horizontal-align="center" draw:textarea-vertical-align="middle" fo:padding-top="0.15cm" fo:padding-bottom="0.15cm" fo:padding-left="0.275cm" fo:padding-right="0.275cm"/>
    </style:style>
    <style:style style:name="gr14" style:family="graphic" style:parent-style-name="standard">
      <style:graphic-properties draw:stroke="dash" draw:stroke-dash="Fine_20_Dotted" svg:stroke-width="0.05cm" draw:fill="none" draw:textarea-horizontal-align="center" draw:textarea-vertical-align="middle" fo:padding-top="0.15cm" fo:padding-bottom="0.15cm" fo:padding-left="0.275cm" fo:padding-right="0.275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color="#666666" fo:font-family="Times" style:font-family-generic="roman" fo:font-size="12pt" style:font-size-asian="12pt" style:font-size-complex="12pt"/>
    </style:style>
    <style:style style:name="P3" style:family="paragraph">
      <style:paragraph-properties fo:margin-left="0cm" fo:margin-right="0cm" fo:text-align="center" fo:text-indent="0cm"/>
      <style:text-properties fo:font-family="Times" style:font-family-generic="roman" fo:font-size="12pt" style:font-size-asian="12pt" style:font-size-complex="12pt"/>
    </style:style>
    <style:style style:name="P4" style:family="paragraph">
      <style:paragraph-properties fo:text-align="center"/>
    </style:style>
    <style:style style:name="P5" style:family="paragraph">
      <style:paragraph-properties fo:margin-left="0cm" fo:margin-right="0cm" fo:text-align="center" fo:text-indent="0cm"/>
      <style:text-properties fo:font-size="12pt" style:font-size-asian="12pt" style:font-size-complex="12pt"/>
    </style:style>
    <style:style style:name="P6" style:family="paragraph">
      <style:paragraph-properties fo:text-align="center"/>
      <style:text-properties fo:font-family="Times" style:font-family-generic="roman" fo:font-size="12pt" style:font-size-asian="12pt" style:font-size-complex="12pt"/>
    </style:style>
    <style:style style:name="P7" style:family="paragraph">
      <style:paragraph-properties fo:margin-left="0cm" fo:margin-right="0cm" fo:line-height="150%" fo:text-indent="0cm"/>
    </style:style>
    <style:style style:name="P8" style:family="paragraph">
      <style:paragraph-properties fo:margin-left="0cm" fo:margin-right="0cm" style:line-height-at-least="0cm" fo:text-align="center" fo:text-indent="0cm"/>
    </style:style>
    <style:style style:name="P9" style:family="paragraph">
      <style:paragraph-properties fo:margin-left="0cm" fo:margin-right="0cm" style:line-height-at-least="0cm" fo:text-align="center" fo:text-indent="0cm"/>
      <style:text-properties fo:font-family="Times" style:font-family-generic="roman" fo:font-size="12pt" style:font-size-asian="12pt" style:font-size-complex="12pt"/>
    </style:style>
    <style:style style:name="P10" style:family="paragraph">
      <style:paragraph-properties fo:margin-left="0cm" fo:margin-right="0cm" fo:text-align="center" fo:text-indent="0cm"/>
      <style:text-properties fo:color="#666666" fo:font-size="12pt" style:font-size-asian="12pt" style:font-size-complex="12pt"/>
    </style:style>
    <style:style style:name="T1" style:family="text">
      <style:text-properties fo:color="#666666" fo:font-family="Times" style:font-family-generic="roman" fo:font-size="12pt" style:font-size-asian="12pt" style:font-size-complex="12pt"/>
    </style:style>
    <style:style style:name="T2" style:family="text">
      <style:text-properties fo:font-family="Times" style:font-family-generic="roman" fo:font-size="12pt" style:font-size-asian="12pt" style:font-size-complex="12pt"/>
    </style:style>
    <style:style style:name="T3" style:family="text">
      <style:text-properties fo:font-size="12pt" style:font-size-asian="12pt" style:font-size-complex="12pt"/>
    </style:style>
    <style:style style:name="T4" style:family="text">
      <style:text-properties fo:font-family="Times" style:font-family-generic="roman" fo:font-size="12pt" fo:language="en" fo:country="US" style:font-size-asian="12pt" style:language-asian="en" style:country-asian="US" style:font-size-complex="12pt"/>
    </style:style>
    <style:style style:name="T5" style:family="text">
      <style:text-properties fo:color="#666666" fo:font-size="12pt"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layer="layout" svg:width="15cm" svg:height="0.5cm" svg:x="3.5cm" svg:y="21.5cm">
          <text:p text:style-name="P1"><text:span text:style-name="T1">Physical Machine</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14cm" svg:height="0.5cm" svg:x="4cm" svg:y="15cm">
          <text:p text:style-name="P1"><text:span text:style-name="T1">Virtual Machines</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8cm" svg:height="0.5cm" svg:x="7cm" svg:y="20.5cm">
          <text:p text:style-name="P1"><text:span text:style-name="T1">Dom0</text:span></text:p>
          <draw:enhanced-geometry svg:viewBox="0 0 21600 21600" draw:mirror-horizontal="false" draw:mirror-vertical="false" draw:type="rectangle" draw:enhanced-path="M 0 0 L 21600 0 21600 21600 0 21600 0 0 Z N"/>
        </draw:custom-shape>
        <draw:custom-shape draw:style-name="gr2" draw:text-style-name="P3" draw:id="id8" draw:layer="layout" svg:width="7cm" svg:height="0.57cm" svg:x="7.5cm" svg:y="18cm">
          <text:p text:style-name="P1"><text:span text:style-name="T2">Linux Ubuntu Gutsy Gibbon</text:span></text:p>
          <draw:enhanced-geometry svg:viewBox="0 0 21600 21600" draw:mirror-horizontal="false" draw:mirror-vertical="false" draw:type="rectangle" draw:enhanced-path="M 0 0 L 21600 0 21600 21600 0 21600 0 0 Z N"/>
        </draw:custom-shape>
        <draw:connector draw:style-name="gr3" draw:text-style-name="P4" draw:layer="layout" draw:line-skew="0.5cm" svg:x1="7.5cm" svg:y1="14.5cm" svg:x2="11cm" svg:y2="16.5cm" draw:start-shape="id1" draw:start-glue-point="2" draw:end-shape="id2" draw:end-glue-point="0">
          <text:p/>
        </draw:connector>
        <draw:connector draw:style-name="gr3" draw:text-style-name="P4" draw:layer="layout" draw:line-skew="0.5cm" svg:x1="14.5cm" svg:y1="14.5cm" svg:x2="11cm" svg:y2="16.5cm" draw:start-shape="id3" draw:start-glue-point="2" draw:end-shape="id2" draw:end-glue-point="0">
          <text:p/>
        </draw:connector>
        <draw:custom-shape draw:style-name="gr4" draw:text-style-name="P4" draw:layer="layout" svg:width="14cm" svg:height="5cm" svg:x="4cm" svg:y="10.5cm">
          <text:p/>
          <draw:enhanced-geometry svg:viewBox="0 0 21600 21600" draw:mirror-horizontal="false" draw:mirror-vertical="false" draw:type="rectangle" draw:enhanced-path="M 0 0 L 21600 0 21600 21600 0 21600 0 0 Z N"/>
        </draw:custom-shape>
        <draw:custom-shape draw:style-name="gr4" draw:text-style-name="P4" draw:layer="layout" svg:width="15cm" svg:height="12cm" svg:x="3.5cm" svg:y="10cm">
          <text:p/>
          <draw:enhanced-geometry svg:viewBox="0 0 21600 21600" draw:mirror-horizontal="false" draw:mirror-vertical="false" draw:type="rectangle" draw:enhanced-path="M 0 0 L 21600 0 21600 21600 0 21600 0 0 Z N"/>
        </draw:custom-shape>
        <draw:custom-shape draw:style-name="gr4" draw:text-style-name="P5" draw:id="id2" draw:layer="layout" svg:width="8cm" svg:height="4.5cm" svg:x="7cm" svg:y="16.5cm">
          <text:p/>
          <draw:enhanced-geometry svg:viewBox="0 0 21600 21600" draw:mirror-horizontal="false" draw:mirror-vertical="false" draw:type="rectangle" draw:enhanced-path="M 0 0 L 21600 0 21600 21600 0 21600 0 0 Z N"/>
        </draw:custom-shape>
        <draw:custom-shape draw:style-name="gr1" draw:text-style-name="P2" draw:layer="layout" svg:width="11cm" svg:height="0.5cm" svg:x="5.5cm" svg:y="6cm">
          <text:p text:style-name="P1"><text:span text:style-name="T1">NFS Server</text:span></text:p>
          <draw:enhanced-geometry svg:viewBox="0 0 21600 21600" draw:type="rectangle" draw:enhanced-path="M 0 0 L 21600 0 21600 21600 0 21600 0 0 Z N"/>
        </draw:custom-shape>
        <draw:custom-shape draw:style-name="gr4" draw:text-style-name="P4" draw:layer="layout" svg:width="11cm" svg:height="5cm" svg:x="5.5cm" svg:y="1.5cm">
          <text:p/>
          <draw:enhanced-geometry svg:viewBox="0 0 21600 21600" draw:type="rectangle" draw:enhanced-path="M 0 0 L 21600 0 21600 21600 0 21600 0 0 Z N"/>
        </draw:custom-shape>
        <draw:custom-shape draw:style-name="gr1" draw:text-style-name="P2" draw:layer="layout" svg:width="10cm" svg:height="0.5cm" svg:x="6cm" svg:y="5cm">
          <text:p text:style-name="P1"><text:span text:style-name="T1">Local Hard Drive</text:span></text:p>
          <draw:enhanced-geometry svg:viewBox="0 0 21600 21600" draw:mirror-horizontal="false" draw:mirror-vertical="false" draw:type="rectangle" draw:enhanced-path="M 0 0 L 21600 0 21600 21600 0 21600 0 0 Z N"/>
        </draw:custom-shape>
        <draw:custom-shape draw:style-name="gr4" draw:text-style-name="P4" draw:layer="layout" svg:width="10cm" svg:height="3.5cm" svg:x="6cm" svg:y="2cm">
          <text:p/>
          <draw:enhanced-geometry svg:viewBox="0 0 21600 21600" draw:mirror-horizontal="false" draw:mirror-vertical="false" draw:type="rectangle" draw:enhanced-path="M 0 0 L 21600 0 21600 21600 0 21600 0 0 Z N"/>
        </draw:custom-shape>
        <draw:custom-shape draw:style-name="gr2" draw:text-style-name="P6" draw:id="id5" draw:layer="layout" svg:width="4cm" svg:height="0.5cm" svg:x="6.5cm" svg:y="4cm">
          <text:p text:style-name="P1"><text:span text:style-name="T2">DomU-1 File system</text:span></text:p>
          <draw:enhanced-geometry svg:viewBox="0 0 21600 21600" draw:type="rectangle" draw:enhanced-path="M 0 0 L 21600 0 21600 21600 0 21600 0 0 Z N"/>
        </draw:custom-shape>
        <draw:custom-shape draw:style-name="gr2" draw:text-style-name="P6" draw:id="id7" draw:layer="layout" svg:width="4.006cm" svg:height="0.5cm" svg:x="11.494cm" svg:y="4cm">
          <text:p text:style-name="P1"><text:span text:style-name="T2">DomU-2 File system</text:span></text:p>
          <draw:enhanced-geometry svg:viewBox="0 0 21600 21600" draw:type="rectangle" draw:enhanced-path="M 0 0 L 21600 0 21600 21600 0 21600 0 0 Z N"/>
        </draw:custom-shape>
        <draw:custom-shape draw:style-name="gr5" draw:text-style-name="P5" draw:layer="layout" svg:width="4cm" svg:height="1.5cm" svg:x="9cm" svg:y="7.5cm">
          <text:p text:style-name="P1"><text:span text:style-name="T3">Local</text:span></text:p>
          <text:p text:style-name="P1"><text:span text:style-name="T3">Networ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6" draw:text-style-name="P4" draw:layer="layout" draw:line-skew="-0.435cm" svg:x1="7.5cm" svg:y1="10.965cm" svg:x2="9.97cm" svg:y2="8.844cm" draw:start-shape="id1" draw:start-glue-point="0" draw:end-shape="id4" draw:end-glue-point="3">
          <text:p/>
        </draw:connector>
        <draw:connector draw:style-name="gr6" draw:text-style-name="P4" draw:id="id4" draw:layer="layout" draw:line-skew="0.065cm" svg:x1="8.5cm" svg:y1="4.5cm" svg:x2="9.97cm" svg:y2="8.844cm" draw:start-shape="id5" draw:start-glue-point="2">
          <text:p/>
        </draw:connector>
        <draw:connector draw:style-name="gr6" draw:text-style-name="P4" draw:layer="layout" draw:line-skew="-0.447cm" svg:x1="14.5cm" svg:y1="11cm" svg:x2="12.004cm" svg:y2="8.868cm" draw:start-shape="id3" draw:start-glue-point="0" draw:end-shape="id6" draw:end-glue-point="3">
          <text:p/>
        </draw:connector>
        <draw:connector draw:style-name="gr6" draw:text-style-name="P4" draw:id="id6" draw:layer="layout" draw:line-skew="0.053cm" svg:x1="13.497cm" svg:y1="4.5cm" svg:x2="12.004cm" svg:y2="8.868cm" draw:start-shape="id7" draw:start-glue-point="2">
          <text:p/>
        </draw:connector>
        <draw:custom-shape draw:style-name="gr1" draw:text-style-name="P2" draw:layer="layout" svg:width="6cm" svg:height="0.5cm" svg:x="4.5cm" svg:y="14cm">
          <text:p text:style-name="P1"><text:span text:style-name="T1">DomU-1</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6cm" svg:height="0.5cm" svg:x="11.5cm" svg:y="14cm">
          <text:p text:style-name="P1"><text:span text:style-name="T1">DomU-2</text:span></text:p>
          <draw:enhanced-geometry svg:viewBox="0 0 21600 21600" draw:mirror-horizontal="false" draw:mirror-vertical="false" draw:type="rectangle" draw:enhanced-path="M 0 0 L 21600 0 21600 21600 0 21600 0 0 Z N"/>
        </draw:custom-shape>
        <draw:custom-shape draw:style-name="gr2" draw:text-style-name="P3" draw:id="id10" draw:layer="layout" svg:width="5cm" svg:height="0.5cm" svg:x="5cm" svg:y="11.5cm">
          <text:p text:style-name="P1"><text:span text:style-name="T2">Ubuntu Dapper Drake</text:span></text:p>
          <draw:enhanced-geometry svg:viewBox="0 0 21600 21600" draw:mirror-horizontal="false" draw:mirror-vertical="false" draw:type="rectangle" draw:enhanced-path="M 0 0 L 21600 0 21600 21600 0 21600 0 0 Z N"/>
        </draw:custom-shape>
        <draw:custom-shape draw:style-name="gr2" draw:text-style-name="P3" draw:id="id12" draw:layer="layout" svg:width="5cm" svg:height="0.5cm" svg:x="12cm" svg:y="11.5cm">
          <text:p text:style-name="P7"><text:span text:style-name="T4">Debian GNU/Linux Etch</text:span></text:p>
          <draw:enhanced-geometry svg:viewBox="0 0 21600 21600" draw:mirror-horizontal="false" draw:mirror-vertical="false" draw:type="rectangle" draw:enhanced-path="M 0 0 L 21600 0 21600 21600 0 21600 0 0 Z N"/>
        </draw:custom-shape>
        <draw:custom-shape draw:style-name="gr4" draw:text-style-name="P5" draw:id="id3" draw:layer="layout" svg:width="6cm" svg:height="3.5cm" svg:x="11.5cm" svg:y="11cm">
          <text:p/>
          <draw:enhanced-geometry svg:viewBox="0 0 21600 21600" draw:mirror-horizontal="false" draw:mirror-vertical="false" draw:type="rectangle" draw:enhanced-path="M 0 0 L 21600 0 21600 21600 0 21600 0 0 Z N"/>
        </draw:custom-shape>
        <draw:custom-shape draw:style-name="gr4" draw:text-style-name="P5" draw:id="id1" draw:layer="layout" svg:width="6cm" svg:height="3.535cm" svg:x="4.5cm" svg:y="10.965cm">
          <text:p/>
          <draw:enhanced-geometry svg:viewBox="0 0 21600 21600" draw:mirror-horizontal="false" draw:mirror-vertical="false" draw:type="rectangle" draw:enhanced-path="M 0 0 L 21600 0 21600 21600 0 21600 0 0 Z N"/>
        </draw:custom-shape>
        <draw:custom-shape draw:style-name="gr2" draw:text-style-name="P3" draw:id="id9" draw:layer="layout" svg:width="4cm" svg:height="0.5cm" svg:x="9cm" svg:y="17cm">
          <text:p text:style-name="P1"><text:span text:style-name="T2">Xend Daemon</text:span></text:p>
          <draw:enhanced-geometry svg:viewBox="0 0 21600 21600" draw:mirror-horizontal="false" draw:mirror-vertical="false" draw:type="rectangle" draw:enhanced-path="M 0 0 L 21600 0 21600 21600 0 21600 0 0 Z N"/>
        </draw:custom-shape>
        <draw:connector draw:style-name="gr3" draw:text-style-name="P4" draw:layer="layout" svg:x1="11cm" svg:y1="18cm" svg:x2="11cm" svg:y2="17.5cm" draw:start-shape="id8" draw:start-glue-point="0" draw:end-shape="id9" draw:end-glue-point="2">
          <text:p/>
        </draw:connector>
        <draw:custom-shape draw:style-name="gr7" draw:text-style-name="P9" draw:id="id11" draw:layer="layout" svg:width="5cm" svg:height="1cm" svg:x="5cm" svg:y="12.5cm">
          <text:p text:style-name="P8"><text:span text:style-name="T2">Linux-2.6.18.8 Kernel</text:span></text:p>
          <text:p text:style-name="P8"><text:span text:style-name="T2">(NFS-root)</text:span></text:p>
          <draw:enhanced-geometry svg:viewBox="0 0 21600 21600" draw:mirror-horizontal="false" draw:mirror-vertical="false" draw:type="rectangle" draw:enhanced-path="M 0 0 L 21600 0 21600 21600 0 21600 0 0 Z N"/>
        </draw:custom-shape>
        <draw:custom-shape draw:style-name="gr7" draw:text-style-name="P9" draw:id="id13" draw:layer="layout" svg:width="5cm" svg:height="1cm" svg:x="12cm" svg:y="12.5cm">
          <text:p text:style-name="P8"><text:span text:style-name="T2">Linux-2.6.18.8 Kernel</text:span></text:p>
          <text:p text:style-name="P8"><text:span text:style-name="T2">(NFS-root)</text:span></text:p>
          <draw:enhanced-geometry svg:viewBox="0 0 21600 21600" draw:mirror-horizontal="false" draw:mirror-vertical="false" draw:type="rectangle" draw:enhanced-path="M 0 0 L 21600 0 21600 21600 0 21600 0 0 Z N"/>
        </draw:custom-shape>
        <draw:connector draw:style-name="gr3" draw:text-style-name="P4" draw:layer="layout" svg:x1="7.5cm" svg:y1="12cm" svg:x2="7.5cm" svg:y2="12.5cm" draw:start-shape="id10" draw:start-glue-point="2" draw:end-shape="id11" draw:end-glue-point="0">
          <text:p/>
        </draw:connector>
        <draw:connector draw:style-name="gr3" draw:text-style-name="P4" draw:layer="layout" svg:x1="14.5cm" svg:y1="12cm" svg:x2="14.5cm" svg:y2="12.5cm" draw:start-shape="id12" draw:start-glue-point="2" draw:end-shape="id13" draw:end-glue-point="0">
          <text:p/>
        </draw:connector>
        <draw:custom-shape draw:style-name="gr2" draw:text-style-name="P3" draw:id="id14" draw:layer="layout" svg:width="7cm" svg:height="1cm" svg:x="7.5cm" svg:y="19cm">
          <text:p text:style-name="P1"><text:span text:style-name="T2">Linux-2.6.18.8 Kernel</text:span></text:p>
          <text:p text:style-name="P1"><text:span text:style-name="T2">(Xen Management)</text:span></text:p>
          <draw:enhanced-geometry svg:viewBox="0 0 21600 21600" draw:mirror-horizontal="false" draw:mirror-vertical="false" draw:type="rectangle" draw:enhanced-path="M 0 0 L 21600 0 21600 21600 0 21600 0 0 Z N"/>
        </draw:custom-shape>
        <draw:connector draw:style-name="gr3" draw:text-style-name="P4" draw:layer="layout" svg:x1="11cm" svg:y1="18.57cm" svg:x2="11cm" svg:y2="19cm" draw:start-shape="id8" draw:start-glue-point="2" draw:end-shape="id14" draw:end-glue-point="0">
          <text:p/>
        </draw:connector>
        <draw:custom-shape draw:style-name="gr8" draw:text-style-name="P9" draw:id="id15" draw:layer="layout" svg:width="5cm" svg:height="1cm" svg:x="8.5cm" svg:y="2.5cm">
          <text:p text:style-name="P8"><text:span text:style-name="T2">Linux-2.6.18.8 Kernel</text:span></text:p>
          <text:p text:style-name="P8"><text:span text:style-name="T2">(NFS-root)</text:span></text:p>
          <draw:enhanced-geometry svg:viewBox="0 0 21600 21600" draw:mirror-horizontal="false" draw:mirror-vertical="false" draw:type="rectangle" draw:enhanced-path="M 0 0 L 21600 0 21600 21600 0 21600 0 0 Z N"/>
        </draw:custom-shape>
        <draw:connector draw:style-name="gr3" draw:text-style-name="P4" draw:layer="layout" draw:line-skew="-1.475cm" svg:x1="5cm" svg:y1="13cm" svg:x2="8.5cm" svg:y2="3cm" draw:start-shape="id11" draw:start-glue-point="3" draw:end-shape="id15" draw:end-glue-point="3">
          <text:p/>
        </draw:connector>
        <draw:connector draw:style-name="gr3" draw:text-style-name="P4" draw:layer="layout" draw:line-skew="1.475cm" svg:x1="17cm" svg:y1="13cm" svg:x2="13.5cm" svg:y2="3cm" draw:start-shape="id13" draw:start-glue-point="1" draw:end-shape="id15" draw:end-glue-point="1">
          <text:p/>
        </draw:connector>
      </draw:page>
      <draw:page draw:name="page2" draw:style-name="dp1" draw:master-page-name="Standard">
        <office:forms form:automatic-focus="false" form:apply-design-mode="false"/>
        <draw:g>
          <draw:custom-shape draw:style-name="gr1" draw:text-style-name="P10" draw:layer="layout" svg:width="10.5cm" svg:height="0.5cm" svg:x="4.5cm" svg:y="22cm">
            <text:p text:style-name="P1"><text:span text:style-name="T5">Physical Machine</text:span></text:p>
            <draw:enhanced-geometry svg:viewBox="0 0 21600 21600" draw:type="rectangle" draw:enhanced-path="M 0 0 L 21600 0 21600 21600 0 21600 0 0 Z N"/>
          </draw:custom-shape>
          <draw:custom-shape draw:style-name="gr1" draw:text-style-name="P10" draw:layer="layout" svg:width="6cm" svg:height="0.5cm" svg:x="5cm" svg:y="11.5cm">
            <text:p text:style-name="P1"><text:span text:style-name="T5">DomU-1</text:span></text:p>
            <draw:enhanced-geometry svg:viewBox="0 0 21600 21600" draw:mirror-horizontal="false" draw:mirror-vertical="false" draw:type="rectangle" draw:enhanced-path="M 0 0 L 21600 0 21600 21600 0 21600 0 0 Z N"/>
          </draw:custom-shape>
          <draw:custom-shape draw:style-name="gr1" draw:text-style-name="P10" draw:layer="layout" svg:width="9.5cm" svg:height="0.5cm" svg:x="5cm" svg:y="21cm">
            <text:p text:style-name="P1"><text:span text:style-name="T5">Dom0</text:span></text:p>
            <draw:enhanced-geometry svg:viewBox="0 0 21600 21600" draw:mirror-horizontal="false" draw:mirror-vertical="false" draw:type="rectangle" draw:enhanced-path="M 0 0 L 21600 0 21600 21600 0 21600 0 0 Z N"/>
          </draw:custom-shape>
          <draw:custom-shape draw:style-name="gr4" draw:text-style-name="P4" draw:layer="layout" svg:width="6cm" svg:height="2.5cm" svg:x="5cm" svg:y="11.5cm">
            <text:p/>
            <draw:enhanced-geometry svg:viewBox="0 0 21600 21600" draw:mirror-horizontal="false" draw:mirror-vertical="false" draw:type="rectangle" draw:enhanced-path="M 0 0 L 21600 0 21600 21600 0 21600 0 0 Z N"/>
          </draw:custom-shape>
          <draw:custom-shape draw:style-name="gr4" draw:text-style-name="P4" draw:layer="layout" svg:width="10.5cm" svg:height="11.5cm" svg:x="4.5cm" svg:y="11cm">
            <text:p/>
            <draw:enhanced-geometry svg:viewBox="0 0 21600 21600" draw:mirror-horizontal="false" draw:mirror-vertical="false" draw:type="rectangle" draw:enhanced-path="M 0 0 L 21600 0 21600 21600 0 21600 0 0 Z N"/>
          </draw:custom-shape>
          <draw:custom-shape draw:style-name="gr4" draw:text-style-name="P5" draw:layer="layout" svg:width="9.5cm" svg:height="7cm" svg:x="5cm" svg:y="14.5cm">
            <text:p/>
            <draw:enhanced-geometry svg:viewBox="0 0 21600 21600" draw:mirror-horizontal="false" draw:mirror-vertical="false" draw:type="rectangle" draw:enhanced-path="M 0 0 L 21600 0 21600 21600 0 21600 0 0 Z N"/>
          </draw:custom-shape>
          <draw:custom-shape draw:style-name="gr1" draw:text-style-name="P10" draw:layer="layout" svg:width="8cm" svg:height="0.475cm" svg:x="6cm" svg:y="18.5cm">
            <text:p text:style-name="P1"><text:span text:style-name="T5">xenbr0</text:span></text:p>
            <draw:enhanced-geometry svg:viewBox="0 0 21600 21600" draw:type="rectangle" draw:enhanced-path="M 0 0 L 21600 0 21600 21600 0 21600 0 0 Z N"/>
          </draw:custom-shape>
          <draw:custom-shape draw:style-name="gr9" draw:text-style-name="P5" draw:id="id23" draw:layer="layout" svg:width="2cm" svg:height="1cm" svg:x="11.5cm" svg:y="15.5cm">
            <text:p text:style-name="P1"><text:span text:style-name="T3">vif2.0</text:span></text:p>
            <draw:enhanced-geometry svg:viewBox="0 0 21600 21600" draw:mirror-vertical="false" draw:mirror-horizontal="false" draw:type="rectangle" draw:enhanced-path="M 0 0 L 21600 0 21600 21600 0 21600 0 0 Z N"/>
          </draw:custom-shape>
          <draw:custom-shape draw:style-name="gr9" draw:text-style-name="P5" draw:id="id18" draw:layer="layout" svg:width="2cm" svg:height="1cm" svg:x="6.5cm" svg:y="15.5cm">
            <text:p text:style-name="P1"><text:span text:style-name="T3">vif1.0</text:span></text:p>
            <draw:enhanced-geometry svg:viewBox="0 0 21600 21600" draw:type="rectangle" draw:enhanced-path="M 0 0 L 21600 0 21600 21600 0 21600 0 0 Z N"/>
          </draw:custom-shape>
          <draw:custom-shape draw:style-name="gr9" draw:text-style-name="P5" draw:id="id21" draw:layer="layout" svg:width="2cm" svg:height="1cm" svg:x="9cm" svg:y="15.5cm">
            <text:p text:style-name="P1"><text:span text:style-name="T3">vif2.0</text:span></text:p>
            <draw:enhanced-geometry svg:viewBox="0 0 21600 21600" draw:type="rectangle" draw:enhanced-path="M 0 0 L 21600 0 21600 21600 0 21600 0 0 Z N"/>
          </draw:custom-shape>
          <draw:custom-shape draw:style-name="gr9" draw:text-style-name="P5" draw:id="id17" draw:layer="layout" svg:width="2cm" svg:height="1cm" svg:x="6.5cm" svg:y="17cm">
            <text:p text:style-name="P1"><text:span text:style-name="T3">vif0.0</text:span></text:p>
            <draw:enhanced-geometry svg:viewBox="0 0 21600 21600" draw:type="rectangle" draw:enhanced-path="M 0 0 L 21600 0 21600 21600 0 21600 0 0 Z N"/>
          </draw:custom-shape>
          <draw:custom-shape draw:style-name="gr9" draw:text-style-name="P5" draw:id="id16" draw:layer="layout" svg:width="2cm" svg:height="1cm" svg:x="9cm" svg:y="19.5cm">
            <text:p text:style-name="P1"><text:span text:style-name="T3">eth0</text:span></text:p>
            <draw:enhanced-geometry svg:viewBox="0 0 21600 21600" draw:type="rectangle" draw:enhanced-path="M 0 0 L 21600 0 21600 21600 0 21600 0 0 Z N"/>
          </draw:custom-shape>
          <draw:custom-shape draw:style-name="gr10" draw:text-style-name="P4" draw:layer="layout" svg:width="8cm" svg:height="4cm" svg:x="6cm" svg:y="15cm">
            <text:p/>
            <draw:enhanced-geometry svg:viewBox="0 0 21600 21600" draw:type="rectangle" draw:enhanced-path="M 0 0 L 21600 0 21600 21600 0 21600 0 0 Z N"/>
          </draw:custom-shape>
          <draw:custom-shape draw:style-name="gr1" draw:text-style-name="P10" draw:layer="layout" svg:width="3cm" svg:height="0.5cm" svg:x="11.5cm" svg:y="11.5cm">
            <text:p text:style-name="P1"><text:span text:style-name="T5">DomU-2</text:span></text:p>
            <draw:enhanced-geometry svg:viewBox="0 0 21600 21600" draw:type="rectangle" draw:enhanced-path="M 0 0 L 21600 0 21600 21600 0 21600 0 0 Z N"/>
          </draw:custom-shape>
          <draw:custom-shape draw:style-name="gr9" draw:text-style-name="P5" draw:id="id19" draw:layer="layout" svg:width="2cm" svg:height="1cm" svg:x="5.5cm" svg:y="12.5cm">
            <text:p text:style-name="P1"><text:span text:style-name="T3">eth0</text:span></text:p>
            <draw:enhanced-geometry svg:viewBox="0 0 21600 21600" draw:mirror-horizontal="false" draw:mirror-vertical="false" draw:type="rectangle" draw:enhanced-path="M 0 0 L 21600 0 21600 21600 0 21600 0 0 Z N"/>
          </draw:custom-shape>
          <draw:custom-shape draw:style-name="gr9" draw:text-style-name="P5" draw:id="id20" draw:layer="layout" svg:width="2cm" svg:height="1cm" svg:x="8.5cm" svg:y="12.5cm">
            <text:p text:style-name="P1"><text:span text:style-name="T3">eth1</text:span></text:p>
            <draw:enhanced-geometry svg:viewBox="0 0 21600 21600" draw:mirror-horizontal="false" draw:mirror-vertical="false" draw:type="rectangle" draw:enhanced-path="M 0 0 L 21600 0 21600 21600 0 21600 0 0 Z N"/>
          </draw:custom-shape>
          <draw:custom-shape draw:style-name="gr9" draw:text-style-name="P5" draw:id="id22" draw:layer="layout" svg:width="2cm" svg:height="1cm" svg:x="12cm" svg:y="12.5cm">
            <text:p text:style-name="P1"><text:span text:style-name="T3">eth0</text:span></text:p>
            <draw:enhanced-geometry svg:viewBox="0 0 21600 21600" draw:type="rectangle" draw:enhanced-path="M 0 0 L 21600 0 21600 21600 0 21600 0 0 Z N"/>
          </draw:custom-shape>
          <draw:custom-shape draw:style-name="gr11" draw:text-style-name="P5" draw:id="id24" draw:layer="layout" svg:width="2cm" svg:height="1cm" svg:x="13.5cm" svg:y="17cm">
            <text:p text:style-name="P1"><text:span text:style-name="T3">peth0</text:span></text:p>
            <draw:enhanced-geometry svg:viewBox="0 0 21600 21600" draw:type="rectangle" draw:enhanced-path="M 0 0 L 21600 0 21600 21600 0 21600 0 0 Z N"/>
          </draw:custom-shape>
          <draw:custom-shape draw:style-name="gr4" draw:text-style-name="P4" draw:layer="layout" svg:width="3cm" svg:height="2.5cm" svg:x="11.5cm" svg:y="11.5cm">
            <text:p/>
            <draw:enhanced-geometry svg:viewBox="0 0 21600 21600" draw:mirror-horizontal="false" draw:mirror-vertical="false" draw:type="rectangle" draw:enhanced-path="M 0 0 L 21600 0 21600 21600 0 21600 0 0 Z N"/>
          </draw:custom-shape>
          <draw:connector draw:style-name="gr12" draw:text-style-name="P4" draw:layer="layout" draw:line-skew="-0.475cm" svg:x1="9cm" svg:y1="20cm" svg:x2="6.5cm" svg:y2="17.5cm" draw:start-shape="id16" draw:start-glue-point="3" draw:end-shape="id17" draw:end-glue-point="3">
            <text:p/>
          </draw:connector>
          <draw:connector draw:style-name="gr13" draw:text-style-name="P4" draw:layer="layout" draw:type="line" svg:x1="7.5cm" svg:y1="15.5cm" svg:x2="6.5cm" svg:y2="13.5cm" draw:start-shape="id18" draw:start-glue-point="0" draw:end-shape="id19" draw:end-glue-point="2">
            <text:p/>
          </draw:connector>
          <draw:connector draw:style-name="gr12" draw:text-style-name="P4" draw:layer="layout" draw:type="line" svg:x1="9.5cm" svg:y1="13.5cm" svg:x2="10cm" svg:y2="15.5cm" draw:start-shape="id20" draw:start-glue-point="2" draw:end-shape="id21" draw:end-glue-point="0">
            <text:p/>
          </draw:connector>
          <draw:connector draw:style-name="gr12" draw:text-style-name="P4" draw:layer="layout" draw:type="line" svg:x1="13cm" svg:y1="13.5cm" svg:x2="12.5cm" svg:y2="15.5cm" draw:start-shape="id22" draw:start-glue-point="2" draw:end-shape="id23" draw:end-glue-point="0">
            <text:p/>
          </draw:connector>
          <draw:connector draw:style-name="gr14" draw:text-style-name="P4" draw:layer="layout" svg:x1="13.5cm" svg:y1="17.5cm" svg:x2="11cm" svg:y2="20cm" draw:start-shape="id24" draw:start-glue-point="3" draw:end-shape="id16" draw:end-glue-point="1">
            <text:p/>
          </draw:connector>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draw:stroke-dash draw:name="Fine_20_Dotted" draw:display-name="Fine Dotted" draw:style="rect" draw:dots1="1" draw:distance="0.45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fr" fo:country="FR" style:font-family-asian="DejaVu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HG Mincho Light J'"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StarSymbol, 'Arial Unicode MS'" fo:font-size="9pt" fo:language="en" fo:country="US" style:font-family-asian="StarSymbol, 'Arial Unicode MS'" style:language-asian="en" style:country-asian="US" style:font-family-complex="StarSymbol, 'Arial Unicode MS'" style:font-size-complex="9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5$Build-9221</meta:generator>
    <meta:initial-creator>adminxen</meta:initial-creator>
    <meta:creation-date>2008-02-13T16:03:30</meta:creation-date>
    <dc:creator>adminxen</dc:creator>
    <dc:date>2008-02-29T12:23:16</dc:date>
    <meta:editing-cycles>21</meta:editing-cycles>
    <meta:editing-duration>PT11H15M14S</meta:editing-duration>
    <meta:user-defined meta:name="Info 1"/>
    <meta:user-defined meta:name="Info 2"/>
    <meta:user-defined meta:name="Info 3"/>
    <meta:user-defined meta:name="Info 4"/>
    <meta:document-statistic meta:object-count="62"/>
  </office:meta>
</office:document-meta>
</file>